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Nunito Sans" svg:font-family="'Nunito Sans', helvetica,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officeooo:rsid="001307b8" officeooo:paragraph-rsid="00057148" style:font-size-asian="12pt" style:font-size-complex="12pt"/>
    </style:style>
    <style:style style:name="P2" style:family="paragraph" style:parent-style-name="Standard">
      <style:paragraph-properties fo:line-height="150%" fo:text-align="justify" style:justify-single-word="false"/>
      <style:text-properties style:font-name="Times New Roman" fo:font-size="12pt" officeooo:rsid="00057148" officeooo:paragraph-rsid="00057148" style:font-size-asian="12pt" style:font-size-complex="12pt"/>
    </style:style>
    <style:style style:name="P3" style:family="paragraph" style:parent-style-name="Standard">
      <style:paragraph-properties fo:line-height="150%" fo:text-align="center" style:justify-single-word="false"/>
      <style:text-properties style:font-name="Times New Roman" fo:font-size="14pt" officeooo:rsid="00057148" officeooo:paragraph-rsid="00057148" style:font-size-asian="12.25pt" style:font-size-complex="14pt"/>
    </style:style>
    <style:style style:name="P4" style:family="paragraph" style:parent-style-name="Standard">
      <style:paragraph-properties fo:line-height="150%" fo:text-align="justify" style:justify-single-word="false"/>
      <style:text-properties officeooo:paragraph-rsid="00057148"/>
    </style:style>
    <style:style style:name="P5"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2af7" officeooo:paragraph-rsid="00057148" style:font-size-asian="12pt" style:font-size-complex="12pt"/>
    </style:style>
    <style:style style:name="P6"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057148" officeooo:paragraph-rsid="00057148" style:font-size-asian="12pt" style:font-size-complex="12pt"/>
    </style:style>
    <style:style style:name="P7"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07b8" officeooo:paragraph-rsid="00057148" style:font-size-asian="12pt" style:font-size-complex="12pt"/>
    </style:style>
    <style:style style:name="T1" style:family="text">
      <style:text-properties officeooo:rsid="0013b230"/>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officeooo:rsid="00057148"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officeooo:rsid="0006007c"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6" style:family="text">
      <style:text-properties fo:font-variant="normal" fo:text-transform="none" fo:color="#4c4c4c" style:font-name="Times New Roman" fo:font-size="12pt" fo:letter-spacing="normal" fo:font-style="normal" fo:font-weight="normal" officeooo:rsid="00057148" style:font-size-asian="12pt" style:font-weight-asian="normal" style:font-size-complex="12pt" style:font-weight-complex="normal"/>
    </style:style>
    <style:style style:name="T7" style:family="text">
      <style:text-properties style:font-name="Times New Roman"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OPTICAL CHARACTER RECOGNITION THROUGH MACHINE LEARNING TECHNIQUES</text:p>
      <text:p text:style-name="P2"/>
      <text:p text:style-name="P3">ABSTRACT</text:p>
      <text:p text:style-name="P1"/>
      <text:p text:style-name="P2"/>
      <text:p text:style-name="P5">Digital identity is the cornerstone of a complete digital experience that customers now expect. Common tasks such as enrolling for a new service, logging into an existing service, making changes to an existing account, or performing a payment all rely on customers being able to prove who they are. Without a verified digital identity, companies open themselves up to fraud, regulatory penalties and exposure to other security <text:span text:style-name="T1">risks. I</text:span>t is with this in mind we are on this venture to develop <text:span text:style-name="T1">a web</text:span> based application for <text:span text:style-name="T1">verifying the identity through machine learning techniques.</text:span></text:p>
      <text:p text:style-name="P7"/>
      <text:p text:style-name="P7">In this application identity of a person is scanned through a camera or device and information is extracted from this document . The information that extracted from the id is stored and cross matched with details in our hand. Through this proofing it can ensure that applicants are who they claim to be.</text:p>
      <text:p text:style-name="P5"/>
      <text:p text:style-name="P4"><text:span text:style-name="T6">Here we use Tesseract algorithm for data extraction from a scanned documents. T</text:span><text:span text:style-name="T2">his algorithm is able to accurately </text:span><text:span text:style-name="T4">de-cypher</text:span><text:span text:style-name="T2"> and extract text from a variety of sources! As per it's namesake it uses an updated version of the </text:span><text:span text:style-name="T4">tesseract</text:span><text:span text:style-name="T5"> </text:span><text:span text:style-name="T2">open source OCR tool. We also automatically binarize and preprocess images using th</text:span><text:span text:style-name="T4">e binirazation</text:span><text:span text:style-name="T5"> .</text:span><text:span text:style-name="T2">so tesseract has an easier time </text:span><text:span text:style-name="T3">de-cyphering</text:span><text:span text:style-name="T2"> images. Not only are we able to extract english text, but tesseract supports over 100 other languages as well</text:span></text:p>
      <text:p text:style-name="P6"/>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Nunito Sans" svg:font-family="'Nunito Sans', helvetica,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8-10T12:10:07.153500000</meta:creation-date>
    <dc:date>2021-08-10T12:28:00.671635000</dc:date>
    <meta:editing-duration>PT14M3S</meta:editing-duration>
    <meta:editing-cycles>2</meta:editing-cycles>
    <meta:generator>LibreOffice/6.3.3.2$MacOSX_X86_64 LibreOffice_project/a64200df03143b798afd1ec74a12ab50359878ed</meta:generator>
    <meta:document-statistic meta:table-count="0" meta:image-count="0" meta:object-count="0" meta:page-count="1" meta:paragraph-count="5" meta:word-count="233" meta:character-count="1442" meta:non-whitespace-character-count="1214"/>
  </office:meta>
</office:document-meta>
</file>